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ubik" svg:font-family="rubik, helvetica, arial, sans-serif"/>
  </office:font-face-decls>
  <office:automatic-styles>
    <style:style style:name="P1" style:family="paragraph" style:parent-style-name="Text_20_body">
      <style:text-properties style:font-name="Inter" fo:font-size="14pt" fo:language="en" fo:country="IE" style:font-size-asian="14pt" style:font-size-complex="14pt"/>
    </style:style>
    <style:style style:name="P2" style:family="paragraph" style:parent-style-name="Text_20_body">
      <style:text-properties style:font-name="Inter" fo:font-size="14pt" fo:language="en" fo:country="IE" officeooo:paragraph-rsid="00187f49" style:font-size-asian="14pt" style:font-size-complex="14pt"/>
    </style:style>
    <style:style style:name="P3" style:family="paragraph" style:parent-style-name="Text_20_body">
      <style:text-properties style:font-name="Inter" fo:font-size="14pt" fo:language="en" fo:country="IE" officeooo:paragraph-rsid="001a7e6a" style:font-size-asian="14pt" style:font-size-complex="14pt"/>
    </style:style>
    <style:style style:name="P4" style:family="paragraph" style:parent-style-name="Text_20_body">
      <style:text-properties style:font-name="Inter" fo:font-size="14pt" fo:language="en" fo:country="IE" officeooo:paragraph-rsid="001bfd18" style:font-size-asian="14pt" style:font-size-complex="14pt"/>
    </style:style>
    <style:style style:name="P5" style:family="paragraph" style:parent-style-name="Text_20_body">
      <style:text-properties style:font-name="Inter" fo:font-size="14pt" fo:language="en" fo:country="IE" officeooo:paragraph-rsid="001f7320" style:font-size-asian="14pt" style:font-size-complex="14pt"/>
    </style:style>
    <style:style style:name="P6" style:family="paragraph" style:parent-style-name="Text_20_body">
      <style:text-properties style:font-name="Inter" fo:font-size="14pt" fo:language="en" fo:country="IE" officeooo:paragraph-rsid="001f9059" style:font-size-asian="14pt" style:font-size-complex="14pt"/>
    </style:style>
    <style:style style:name="P7" style:family="paragraph" style:parent-style-name="Text_20_body">
      <style:text-properties style:font-name="Inter" fo:font-size="14pt" fo:language="en" fo:country="IE" officeooo:paragraph-rsid="0021bcd7" style:font-size-asian="14pt" style:font-size-complex="14pt"/>
    </style:style>
    <style:style style:name="P8" style:family="paragraph" style:parent-style-name="Text_20_body">
      <style:text-properties style:font-name="Inter" fo:font-size="14pt" fo:language="en" fo:country="IE" officeooo:paragraph-rsid="002368fd" style:font-size-asian="14pt" style:font-size-complex="14pt"/>
    </style:style>
    <style:style style:name="P9" style:family="paragraph" style:parent-style-name="Text_20_body">
      <style:text-properties style:font-name="Inter" fo:font-size="14pt" fo:language="en" fo:country="IE" officeooo:paragraph-rsid="0024325b" style:font-size-asian="14pt" style:font-size-complex="14pt"/>
    </style:style>
    <style:style style:name="P10" style:family="paragraph" style:parent-style-name="Text_20_body">
      <style:text-properties style:font-name="Inter" fo:font-size="14pt" fo:language="en" fo:country="IE" officeooo:paragraph-rsid="0025eff9" style:font-size-asian="14pt" style:font-size-complex="14pt"/>
    </style:style>
    <style:style style:name="P11" style:family="paragraph" style:parent-style-name="Text_20_body">
      <style:text-properties style:font-name="Inter" fo:font-size="14pt" fo:language="en" fo:country="IE" officeooo:paragraph-rsid="0028be4c" style:font-size-asian="14pt" style:font-size-complex="14pt"/>
    </style:style>
    <style:style style:name="P12" style:family="paragraph" style:parent-style-name="Text_20_body">
      <style:text-properties style:font-name="Inter" fo:font-size="14pt" officeooo:paragraph-rsid="002df00c" style:font-size-asian="14pt" style:font-size-complex="14pt"/>
    </style:style>
    <style:style style:name="P13" style:family="paragraph" style:parent-style-name="Text_20_body">
      <style:text-properties style:font-name="Inter" fo:font-size="14pt" officeooo:paragraph-rsid="002fcf56" style:font-size-asian="14pt" style:font-size-complex="14pt"/>
    </style:style>
    <style:style style:name="P14" style:family="paragraph" style:parent-style-name="Text_20_body">
      <style:text-properties style:font-name="Inter" fo:font-size="14pt" officeooo:paragraph-rsid="003163b2" style:font-size-asian="14pt" style:font-size-complex="14pt"/>
    </style:style>
    <style:style style:name="P15" style:family="paragraph" style:parent-style-name="Text_20_body">
      <style:text-properties style:font-name="Inter" fo:font-size="14pt" officeooo:paragraph-rsid="00335cdc" style:font-size-asian="14pt" style:font-size-complex="14pt"/>
    </style:style>
    <style:style style:name="P16" style:family="paragraph" style:parent-style-name="Text_20_body">
      <style:text-properties style:font-name="Inter" fo:font-size="14pt" officeooo:paragraph-rsid="003445f9" style:font-size-asian="14pt" style:font-size-complex="14pt"/>
    </style:style>
    <style:style style:name="P17" style:family="paragraph" style:parent-style-name="Text_20_body">
      <style:text-properties style:font-name="Inter" fo:font-size="14pt" officeooo:paragraph-rsid="00348356" style:font-size-asian="14pt" style:font-size-complex="14pt"/>
    </style:style>
    <style:style style:name="P18" style:family="paragraph" style:parent-style-name="Text_20_body">
      <style:text-properties style:font-name="Inter" fo:font-size="14pt" officeooo:paragraph-rsid="0037cacb" style:font-size-asian="14pt" style:font-size-complex="14pt"/>
    </style:style>
    <style:style style:name="P19" style:family="paragraph" style:parent-style-name="Text_20_body">
      <style:text-properties officeooo:rsid="002df00c" officeooo:paragraph-rsid="002df00c"/>
    </style:style>
    <style:style style:name="P20" style:family="paragraph" style:parent-style-name="Text_20_body">
      <style:text-properties fo:font-variant="normal" fo:text-transform="none" style:text-line-through-style="none" style:text-line-through-type="none" style:font-name="Inter" fo:font-size="14pt" fo:letter-spacing="normal" fo:font-style="normal" style:text-underline-style="none" fo:font-weight="normal" officeooo:rsid="002df00c" officeooo:paragraph-rsid="002df00c" style:text-blinking="false" style:font-size-asian="14pt" style:font-size-complex="14pt" loext:padding="0cm" loext:border="none"/>
    </style:style>
    <style:style style:name="P21" style:family="paragraph" style:parent-style-name="Heading_20_1">
      <style:paragraph-properties fo:text-align="center" style:justify-single-word="false"/>
      <style:text-properties style:font-name="Inter" fo:font-size="14pt" fo:language="en" fo:country="IE" officeooo:rsid="00187f49" officeooo:paragraph-rsid="00187f49" style:font-size-asian="14pt" style:font-size-complex="14pt"/>
    </style:style>
    <style:style style:name="P22" style:family="paragraph" style:parent-style-name="Heading_20_1">
      <style:paragraph-properties fo:text-align="center" style:justify-single-word="false"/>
      <style:text-properties style:font-name="Inter" fo:font-size="14pt" fo:language="en" fo:country="IE" officeooo:rsid="0021845e" officeooo:paragraph-rsid="0021845e" style:font-size-asian="14pt" style:font-size-complex="14pt"/>
    </style:style>
    <style:style style:name="P23" style:family="paragraph" style:parent-style-name="Heading_20_1">
      <style:paragraph-properties fo:text-align="center" style:justify-single-word="false"/>
      <style:text-properties style:font-name="Inter" fo:font-size="14pt" officeooo:rsid="002cf281" officeooo:paragraph-rsid="002cf281" style:font-size-asian="14pt" style:font-size-complex="14pt"/>
    </style:style>
    <style:style style:name="P24" style:family="paragraph" style:parent-style-name="Heading_20_2">
      <style:text-properties style:font-name="Inter" fo:font-size="14pt" fo:language="en" fo:country="IE" style:font-size-asian="14pt" style:font-size-complex="14pt"/>
    </style:style>
    <style:style style:name="P25" style:family="paragraph" style:parent-style-name="Heading_20_2">
      <style:text-properties style:font-name="Inter" fo:font-size="14pt" fo:language="en" fo:country="IE" officeooo:rsid="00187f49" officeooo:paragraph-rsid="00187f49" style:font-size-asian="14pt" style:font-size-complex="14pt"/>
    </style:style>
    <style:style style:name="P26" style:family="paragraph" style:parent-style-name="Heading_20_2">
      <style:text-properties style:font-name="Inter" fo:font-size="14pt" fo:language="en" fo:country="IE" officeooo:rsid="001a7e6a" officeooo:paragraph-rsid="001a7e6a" style:font-size-asian="14pt" style:font-size-complex="14pt"/>
    </style:style>
    <style:style style:name="P27" style:family="paragraph" style:parent-style-name="Heading_20_2">
      <style:text-properties style:font-name="Inter" fo:font-size="14pt" fo:language="en" fo:country="IE" officeooo:rsid="001bfd18" officeooo:paragraph-rsid="001bfd18" style:font-size-asian="14pt" style:font-size-complex="14pt"/>
    </style:style>
    <style:style style:name="P28" style:family="paragraph" style:parent-style-name="Heading_20_2">
      <style:text-properties style:font-name="Inter" fo:font-size="14pt" fo:language="en" fo:country="IE" officeooo:rsid="001f7320" officeooo:paragraph-rsid="001f7320" style:font-size-asian="14pt" style:font-size-complex="14pt"/>
    </style:style>
    <style:style style:name="P29" style:family="paragraph" style:parent-style-name="Heading_20_2">
      <style:text-properties style:font-name="Inter" fo:font-size="14pt" fo:language="en" fo:country="IE" officeooo:rsid="001f9059" officeooo:paragraph-rsid="001f9059" style:font-size-asian="14pt" style:font-size-complex="14pt"/>
    </style:style>
    <style:style style:name="P30" style:family="paragraph" style:parent-style-name="Heading_20_2">
      <style:text-properties style:font-name="Inter" fo:font-size="14pt" fo:language="en" fo:country="IE" officeooo:rsid="0021bcd7" officeooo:paragraph-rsid="0021bcd7" style:font-size-asian="14pt" style:font-size-complex="14pt"/>
    </style:style>
    <style:style style:name="P31" style:family="paragraph" style:parent-style-name="Heading_20_2">
      <style:text-properties style:font-name="Inter" fo:font-size="14pt" fo:language="en" fo:country="IE" officeooo:rsid="002368fd" officeooo:paragraph-rsid="002368fd" style:font-size-asian="14pt" style:font-size-complex="14pt"/>
    </style:style>
    <style:style style:name="P32" style:family="paragraph" style:parent-style-name="Heading_20_2">
      <style:text-properties style:font-name="Inter" fo:font-size="14pt" fo:language="en" fo:country="IE" officeooo:rsid="0024325b" officeooo:paragraph-rsid="0024325b" style:font-size-asian="14pt" style:font-size-complex="14pt"/>
    </style:style>
    <style:style style:name="P33" style:family="paragraph" style:parent-style-name="Heading_20_2">
      <style:text-properties style:font-name="Inter" fo:font-size="14pt" fo:language="en" fo:country="IE" officeooo:rsid="0025eff9" officeooo:paragraph-rsid="0025eff9" style:font-size-asian="14pt" style:font-size-complex="14pt"/>
    </style:style>
    <style:style style:name="P34" style:family="paragraph" style:parent-style-name="Heading_20_2">
      <style:text-properties style:font-name="Inter" fo:font-size="14pt" fo:language="en" fo:country="IE" officeooo:rsid="0028be4c" officeooo:paragraph-rsid="0028be4c" style:font-size-asian="14pt" style:font-size-complex="14pt"/>
    </style:style>
    <style:style style:name="P35" style:family="paragraph" style:parent-style-name="Heading_20_2">
      <style:text-properties style:font-name="Inter" fo:font-size="14pt" officeooo:rsid="002df00c" officeooo:paragraph-rsid="002df00c" style:font-size-asian="14pt" style:font-size-complex="14pt"/>
    </style:style>
    <style:style style:name="P36" style:family="paragraph" style:parent-style-name="Heading_20_2">
      <style:text-properties style:font-name="Inter" fo:font-size="14pt" officeooo:rsid="002fcf56" officeooo:paragraph-rsid="002fcf56" style:font-size-asian="14pt" style:font-size-complex="14pt"/>
    </style:style>
    <style:style style:name="P37" style:family="paragraph" style:parent-style-name="Heading_20_2">
      <style:text-properties style:font-name="Inter" fo:font-size="14pt" officeooo:rsid="003163b2" officeooo:paragraph-rsid="003163b2" style:font-size-asian="14pt" style:font-size-complex="14pt"/>
    </style:style>
    <style:style style:name="P38" style:family="paragraph" style:parent-style-name="Heading_20_2">
      <style:text-properties style:font-name="Inter" fo:font-size="14pt" officeooo:rsid="00335cdc" officeooo:paragraph-rsid="00335cdc" style:font-size-asian="14pt" style:font-size-complex="14pt"/>
    </style:style>
    <style:style style:name="P39" style:family="paragraph" style:parent-style-name="Heading_20_2">
      <style:text-properties style:font-name="Inter" fo:font-size="14pt" officeooo:rsid="003445f9" officeooo:paragraph-rsid="003445f9" style:font-size-asian="14pt" style:font-size-complex="14pt"/>
    </style:style>
    <style:style style:name="P40" style:family="paragraph" style:parent-style-name="Heading_20_2">
      <style:text-properties style:font-name="Inter" fo:font-size="14pt" officeooo:rsid="00348356" officeooo:paragraph-rsid="00348356" style:font-size-asian="14pt" style:font-size-complex="14pt"/>
    </style:style>
    <style:style style:name="P41" style:family="paragraph" style:parent-style-name="Heading_20_2">
      <style:text-properties style:font-name="Inter" fo:font-size="14pt" officeooo:rsid="0037cacb" officeooo:paragraph-rsid="0037cacb" style:font-size-asian="14pt" style:font-size-complex="14pt"/>
    </style:style>
    <style:style style:name="T1" style:family="text">
      <style:text-properties fo:font-variant="normal" fo:text-transform="none" style:text-line-through-style="none" style:text-line-through-type="none" style:font-name="Inter" fo:font-size="14pt" fo:letter-spacing="normal" fo:font-style="normal" style:text-underline-style="none" fo:font-weight="normal" style:text-blinking="false" style:font-size-asian="14pt" style:font-size-complex="14pt" loext:padding="0cm" loext:border="none"/>
    </style:style>
    <style:style style:name="T2" style:family="text">
      <style:text-properties officeooo:rsid="00187f49"/>
    </style:style>
    <style:style style:name="T3" style:family="text">
      <style:text-properties officeooo:rsid="001a7e6a"/>
    </style:style>
    <style:style style:name="T4" style:family="text">
      <style:text-properties style:font-name="Inter"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Persona 3</text:h>
      <text:h text:style-name="P24" text:outline-level="2">Protagonist</text:h>
      <text:p text:style-name="P1">The protagonist of Persona 3 is a transfer student enrolling in Gekkoukan High School in Iwatodai City. He is an orphan whose parents died on the Moonlight Bridge in their car during a fatal incident a decade prior to the game.</text:p>
      <text:p text:style-name="P1">While being a silent protagonist, he is very stoic, reserved and calm, gathered by the fact that he remains unmoved even when guns are pointed at him, as well as walking under a green sky and being surrounded by blood pools and coffins everywhere at the beginning of Persona 3. He appears very introverted, distant and aloof since he only observes the conversations of his party members and only speaks when someone is directed at him for his opinion on the matter.<text:span text:style-name="T2">S</text:span></text:p>
      <text:h text:style-name="P24" text:outline-level="2">Female Protagonist</text:h>
      <text:p text:style-name="P1">The female protagonist of Persona 3 Portable is a transfer student enrolling in Gekkoukan High School on Tatsumi Port Island. She is an orphan whose parents died on the Moonlight Bridge in their car during a fatal incident a decade prior to the game. Her story is effectively non-canonical, taking place in an alternate timeline separate from that of the other Persona games.</text:p>
      <text:p text:style-name="P1">Unlike the male protagonist or Megami Tensei protagonists in general, she is very bubbly, funny, upbeat and cheerful. Her dialogue choices exhibit a broad spectrum of emotions, ranging from sarcasm, joking tones, utter seriousness and otherwise depending on the player's choice. She is a sharp contrast to the male protagonist who is very reserved and concise where she, on the other hand, is not afraid to interject into conversations where her male counterpart would remain silent.</text:p>
      <text:h text:style-name="P25" text:outline-level="2">Yukari</text:h>
      <text:p text:style-name="P2">Yukari Takeba is a playable character from Persona 3. She is a student at Gekkoukan High School and a member of the Specialized Extracurricular Execution Squad.</text:p>
      <text:p text:style-name="P2"><text:soft-page-break/>Yukari's Arcana is the Lovers, which focuses on balanced, connected relationships with others and important choices; as such, her personality and story revolve mainly around her relationships. She is very popular in Gekkoukan High due to her kind nature and cheerful, positive outlook on life. However, her kindness has its limits, as she's prone to mood swings and getting annoyed over trivial things, often expressing this annoyance with sarcasm.</text:p>
      <text:h text:style-name="P26" text:outline-level="2">Junpei</text:h>
      <text:p text:style-name="P3">Junpei Iori is a character from Persona 3. He is a student at Gekkoukan High School and a member of the Specialized Extracurricular Execution Squad.</text:p>
      <text:p text:style-name="P3">Junpei is usually portrayed as goofy, perverted, immature and upbeat. He fancies himself a ladies' man and frequently tries to hit on girls, with little to no success. Despite this, he is capable of being kind and caring, and he often cracks jokes and calls people "dude" to make them feel better. After school, he is typically seen indulging in his hobbies of reading manga or playing video games.</text:p>
      <text:h text:style-name="P26" text:outline-level="2">Akihiko</text:h>
      <text:p text:style-name="P3">Akihiko Sanada is one of the playable characters in Persona 3. He is a student at Gekkoukan High School and a member of the Specialized Extracurricular Execution Squad.</text:p>
      <text:p text:style-name="P3">A cool and well-respected upperclassman, Akihiko is serious and determined, as well as cracking small jokes on small occasions. He tends to show his excitement for a big challenge.</text:p>
      <text:p text:style-name="P3">Akihiko also has an aggressive side, which he usually demonstrates when dealing with Shadows. He never gives up and always tries to get stronger in order to protect what is dear to him and feels guilty for not being able to save his sister, Miki, from the fire. </text:p>
      <text:h text:style-name="P26" text:outline-level="2">Mitsuru</text:h>
      <text:p text:style-name="P3">Mitsuru Kirijo is a playable character originating from Persona 3. She is heir to the Kirijo Group and a student at Gekkoukan High School during Persona 3.</text:p>
      <text:p text:style-name="P3"><text:soft-page-break/>Mitsuru is shown to be quite awkward when dealing with normal social situations, likely due to her upbringing. In fact, it is implied that she has never eaten various common foodstuffs due to her family conditions, such as burgers, ramen and takoyaki as shown in her Social Link events with the protagonists.</text:p>
      <text:h text:style-name="P26" text:outline-level="2">Fuuka</text:h>
      <text:p text:style-name="P3">Fuuka Yamagishi is one of the main characters from Persona 3. She is a student at Gekkoukan High School and a member of the Specialized Extracurricular Execution Squad.</text:p>
      <text:p text:style-name="P3">Initially, Fuuka is a very reserved, shy and timid girl who rarely speaks up. Before she joined S.E.E.S., this made her an easy target for school bullies. <text:span text:style-name="T3">S</text:span>he is also a friendly student once others open up to her and very kind-hearted, even more so than Yukari. She is very polite, and almost always uses honorifics when addressing people.</text:p>
      <text:h text:style-name="P27" text:outline-level="2">Aigis</text:h>
      <text:p text:style-name="P4">Aigis (romanized as Aegis in Japanese) is a character from Persona 3. She is an Anti-Shadow Suppression Weapon (seemingly the last one in existence) and a member of S.E.E.S. who also attends Gekkoukan High School. She is also the main protagonist of The Answer, the epilogue of Persona 3 FES.</text:p>
      <text:p text:style-name="P4">Aigis' initial personality is simply a robot designed to obey orders, although she is drawn to the protagonist and states that it is very important for her to be by his side, going so far as to hug them in front of everyone. As a result of having no emotions, Aigis' social skills are more-or-less non-existent; it's frequently noted on-screen that while she may look human, she is far from passing as such.</text:p>
      <text:h text:style-name="P28" text:outline-level="2">Koromaru</text:h>
      <text:p text:style-name="P5">Koromaru's personality is based on the famous dog Hachikō. He is kind and has shown extreme loyalty, choosing to stay at his master's shrine long after his death and going for a walk every day like he used to with his master.</text:p>
      <text:p text:style-name="P5">Koromaru also exhibits numerous human characteristics, despite being a dog. He exhibits intelligence far above that of most dogs. He is fiercely <text:soft-page-break/>loyal, and particularly close with Shinjiro Aragaki, who often feeds him special food and takes extra care of him. </text:p>
      <text:h text:style-name="P28" text:outline-level="2">Ken</text:h>
      <text:p text:style-name="P5">Ken Amada is a playable character from Persona 3. He is the youngest member of SEES, and one of the two who doesn't attend Gekkoukan High School until he attends its middle school branch in Persona 4 Arena Ultimax two years later.</text:p>
      <text:p text:style-name="P5">Despite his young age, Ken is very intelligent and mature. It is shown that this is a coping mechanism due to the death of his mother at a young age, which more-or-less forced him to give up his childhood.</text:p>
      <text:p text:style-name="P5">Although Ken is very mature, he still has several qualities that fit with his age and is sometimes too precocious for his own good. He finds a role-model in Akihiko, whom he admires for his boxing and fighting talents, often referring to him as "Sanada-san" as a form of respect to his senpai. He also likes to watch a children's show, Featherman R, but he prefers to keep it a secret.</text:p>
      <text:h text:style-name="P29" text:outline-level="2">Shinjiro</text:h>
      <text:p text:style-name="P6">Shinjiro Aragaki is a character from Persona 3. He is a student who rarely attends Gekkoukan High School and a founding member of the Specialized Extracurricular Execution Squad.</text:p>
      <text:p text:style-name="P6">A reliable and serious character whose cold exterior masks his weaker, gentler self, Shinjiro's difficult past weighs him down, causing him to constantly push others away with a tough-guy act.</text:p>
      <text:p text:style-name="P6">Various parts of Shinjiro's personality are revealed in the different versions of Persona 3, and he is (like most other male characters) difficult to know when playing the male protagonist's route.</text:p>
      <text:p text:style-name="P6"/>
      <text:h text:style-name="P22" text:outline-level="1"><text:soft-page-break/>Persona 4</text:h>
      <text:h text:style-name="P24" text:outline-level="2">Protagonist</text:h>
      <text:p text:style-name="P1">The protagonist of Persona 4, canonically known as Yu Narukami starting with its use in Persona 4 Arena, is a transfer student at Yasogami High School, and resides for a year at Inaba, a rural town.</text:p>
      <text:p text:style-name="P1">The protagonist is a high school student who moves to the countryside of Inaba to live with his uncle Ryotaro Dojima and cousin Nanako Dojima for a year as a result of his parents working abroad and attends Yasogami High School. The students in his school are shocked about his transferring.</text:p>
      <text:p text:style-name="P1">He has a dry sense of humor and sometimes does questionable things which he thinks are funny. He also seems a bit naïve and oblivious to certain situations, which somehow keeps working to his benefit; especially when dealing with the girls, as he is able to get away with things that would warrant a smack for any of the other male characters, mainly due to how little he would mean offense.</text:p>
      <text:h text:style-name="P30" text:outline-level="2">Yosuke</text:h>
      <text:p text:style-name="P7">Yosuke Hanamura is a playable character from Persona 4. He is the protagonist's classmate at Yasogami High School in Inaba and the son of the Junes Department Store's Inaba branch manager.</text:p>
      <text:p text:style-name="P7">Yosuke is a clumsy transfer-student who arrived six months before the protagonist. He is often the target for jokes about his lack of muscles and body strength. He fights with blunt, double-handed objects such as wrenches, but more so knives and kunai.</text:p>
      <text:p text:style-name="P7">His biggest insecurities are boredom and loneliness. He feels the town has nothing compared to the city and that his life in the city is the reason for his unpopularity.</text:p>
      <text:h text:style-name="P31" text:outline-level="2">Chie</text:h>
      <text:p text:style-name="P8">Chie Satonaka is a playable character from Persona 4. An energetic girl with a love of kung-fu movies, she's one of the protagonist's classmates at Yasogami High School.</text:p>
      <text:p text:style-name="P8"><text:soft-page-break/>Chie has strong sense of justice and a fierce desire to protect others. She is willing to defend strangers from being threatened and attacked by local delinquents. Even when outnumbered, she does not hesitate to intervene and speak out. Chie wants to protect Yukiko and the protagonist most of all, and they serve as strong motivators in her wanting to become stronger, constantly training her kung-fu moves and challenging herself physically. Though nominally fearless, Chie has some specific childish fears: she is terrified of ghost stories, thunder, locusts (and possibly other insects), and being in the dark.</text:p>
      <text:h text:style-name="P31" text:outline-level="2">Yukiko</text:h>
      <text:p text:style-name="P8">Yukiko Amagi is a playable character from Persona 4. She is the protagonist's classmate at Yasogami High School in Inaba, and her family runs the local hot springs inn called the Amagi Inn.</text:p>
      <text:p text:style-name="P8">Yukiko Amagi is a rich and elegant young woman who is popular with boys and girls alike. At first, Yukiko is very introverted due to not being accustomed to becoming the local Inn's heiress, but she gets livelier after she is rescued from the Midnight Channel.</text:p>
      <text:h text:style-name="P31" text:outline-level="2">Kanji</text:h>
      <text:p text:style-name="P8">Kanji Tatsumi is a playable character from Persona 4. He is a first-year student in class 1-3 at Yasogami High School in Inaba and known to many as a notorious delinquent since middle school.</text:p>
      <text:p text:style-name="P8">Kanji seems to be a delinquent who was strong enough to fight a biker gang in middle school, earning him a town-wide reputation of wildness and toughness.</text:p>
      <text:p text:style-name="P8">In reality, Kanji's delinquent behavior is just to hide that he likes hobbies others around him consider feminine, such as sewing or cooking, despite his appearance. </text:p>
      <text:h text:style-name="P32" text:outline-level="2">Rise</text:h>
      <text:p text:style-name="P9">Rise Kujikawa is one of the main characters from Persona 4. She is a popular idol who returns to Inaba for a brief hiatus. She is a first-year student at Yasogami High School.</text:p>
      <text:p text:style-name="P9"><text:soft-page-break/>Rise is cheerful, outspoken, naughty, cute and is quite boastful about herself, although very sweet deep down. Rise is quickly annoyed by the smallest things, which ends up with her crying dramatically, and sometimes producing crocodile tears. She's rather childish and possessive; she once pouted and told the protagonist he mustn't call another girl "cute."</text:p>
      <text:h text:style-name="P33" text:outline-level="2">Kuma (Teddie)</text:h>
      <text:p text:style-name="P10">Possibly due to being a Shadow unfamiliar with the human world, or perhaps due to being a cartoon bear, Teddie has a lot of childish naivety, innocence and is pure of heart.</text:p>
      <text:p text:style-name="P10">He idolizes and respects the protagonist, to the point of calling him "Sensei." In the Japanese version, he has a verbal tic, adding "-kuma" after every sentence, while in the English version his speech is filled with dozens of bear puns, like saying "Bear-sona" while summoning his Persona.</text:p>
      <text:p text:style-name="P10">Despite his cheery attitude, Teddie sometimes expresses bouts of sadness and confusion. His biggest insecurity is his own identity and potentially having no reason for existence.</text:p>
      <text:h text:style-name="P34" text:outline-level="2">Naoto</text:h>
      <text:p text:style-name="P11">Naoto Shirogane is a playable character in Persona 4. The fifth generation of the famed Shirogane detectives, Naoto arrives in Inaba to help investigate the murders, and enrolls as a first-year student at Yasogami High School.</text:p>
      <text:p text:style-name="P11">Having lost both her parents in a car accident when she was very young, Naoto is an orphan who acts very mature in spite of her age. As a descendant of a respected lineage of famous detectives, she wears formal clothing and deepens her voice when she speaks in a sophisticated, stilted manner. She is generally very serious, focused and mission-oriented. She rarely jokes around which can make her seem like a killjoy or party pooper when the team is involved in silly antics.</text:p>
      <text:p text:style-name="P11"/>
      <text:h text:style-name="P23" text:outline-level="1"><text:soft-page-break/>Persona 5</text:h>
      <text:h text:style-name="P35" text:outline-level="2">Protagonist</text:h>
      <text:p text:style-name="P12">The protagonist is a second-year high school student who transfers to Shujin Academy in Tokyo, after a false assault charge issued by a high-profile politician, which caused him to end up with a one-year probation sentence. Prior to the incident, it is stated that he lived in a rural area. He lives in a coffee shop called Café Leblanc, located in Yongen-Jaya and owned by Sojiro Sakura, an acquaintance of his parents during his probation.</text:p>
      <text:p text:style-name="P19"><text:span text:style-name="T4">He is </text:span><text:span text:style-name="T1">canonically named Ren Amamiya starting from its use as his default name in the 2022 re-release of Persona 5 Royal on Steam.</text:span></text:p>
      <text:p text:style-name="P20">As per tradition of the Megami Tensei franchise, he is a silent protagonist, whose personality is based on the player's actions and decisions. However, he appears to have more established traits than any of the previous protagonists. His dialogue options range from somewhat indifferent to outright cheeky. The game allows for quite a number of playful, snarky or audacious answers, including teasing his friends. He also taunts his enemies like the famed Arsène Lupin.</text:p>
      <text:h text:style-name="P36" text:outline-level="2">Morgana</text:h>
      <text:p text:style-name="P13">Morgana is a major playable character from Persona 5. He is a mysterious being with ties to Mementos. He doesn't know who he is, and seeks answers to restore his memories.</text:p>
      <text:p text:style-name="P13">Morgana has a commanding and violent way of speaking similarly to a boss, and might treat the rest of the group like underlings, and isn't afraid to be sharp with his criticisms.</text:p>
      <text:p text:style-name="P13">In spite of his ambitions, Morgana has poor leadership and mentorship skills, as not only does his knowledge fall short at one point past the basics. Not only that, but he's also very clumsy and can mess up quite a lot, even trip over his own warnings. Because of that, he has insecurities about his status, as not only is he sometimes not taken seriously.</text:p>
      <text:h text:style-name="P37" text:outline-level="2"><text:soft-page-break/>Ryuji</text:h>
      <text:p text:style-name="P14">Ryuji Sakamoto is a playable character from Persona 5. He is a student at Shujin Academy and a former track star who lives a double life as a Phantom Thief. He is considered the protagonist's right-hand man.</text:p>
      <text:p text:style-name="P14">Ryuji is known as a disruptive "problem student" at school whose bad behavior causes all sorts of trouble for the teachers. He is quite proud of his status as a self-proclaimed "troublemaker" and his rebellious, mischievous and disobedient nature are the perfect qualities to be a Phantom Thief.</text:p>
      <text:p text:style-name="P14">In reality, his seemingly delinquent-like behavior is merely a coping mechanism for the loss of his reputation to Kamoshida's tyranny and his inability to continue becoming an athlete after the injury he suffered at Kamoshida's hand. Deep down, he is nothing more than a kind and altruistic boy.</text:p>
      <text:h text:style-name="P37" text:outline-level="2">Ann</text:h>
      <text:p text:style-name="P14">Ann Takamaki is a playable character from Persona 5. She is a student at Shujin Academy who lives a double life as a Phantom Thief.</text:p>
      <text:p text:style-name="P14">Years of isolation due to her looks have left her very withdrawn, with the belief that she's lost her place in the world, but this hasn't stopped her from opening up to the people close to her and have fun.</text:p>
      <text:p text:style-name="P14">As a Phantom Thief, Ann becomes far more lively and energetic, with a strong will to never be abused or let abuses run unchecked. She agrees with Ryuji's desire to help those in need because she believes that if she doesn't, she'll go back to being the same as she was before.</text:p>
      <text:h text:style-name="P37" text:outline-level="2">Yusuke</text:h>
      <text:p text:style-name="P14">Yusuke Kitagawa is a playable character from Persona 5. He is an art student from Kosei High School who becomes involved with the Phantom Thieves of Hearts.</text:p>
      <text:p text:style-name="P14">usuke's entire life's passion is comprised of and surrounded by art. He searches for the aesthetic everywhere in his surroundings, from people to places. He sees every opportunity or challenge presented to him as a way to broaden his horizons, and primarily considers how it will benefit <text:soft-page-break/>him greatly as an artist. He is captivated by the painting of "Sayuri," and seeks to capture the sense of beauty that it portrays.</text:p>
      <text:h text:style-name="P38" text:outline-level="2">Makoto</text:h>
      <text:p text:style-name="P15">Makoto Niijima is a playable character in Persona 5. She's the student council president of Shujin Academy who lives a double life as a Phantom Thief.</text:p>
      <text:p text:style-name="P15">Despite her position as student council president, Makoto is an extremely unpopular student at Shujin Academy. This is due to her not doing anything to stop Suguru Kamoshida's abuse, resulting in all the students labeling her as an arrogant, selfish control freak who knew about the abuse but chose to ignore it because she only cared about getting a good letter of recommendation. While she does give off the impression of this during the Phantom Thieves' first few encounters with her, these rumors are ultimately revealed to be completely untrue. In actuality, the abuse outraged Makoto, but she felt powerless to do anything about it due to the influence Kamoshida held over the school. In fact, Makoto holds no real authority at Shujin, with her position merely making her a glorified tool for the principal to use however he sees fit.</text:p>
      <text:h text:style-name="P39" text:outline-level="2">Futaba</text:h>
      <text:p text:style-name="P16">Futaba Sakura is the Navigator of the Phantom Thieves from Persona 5. She is different from the main crew of the Phantom Thieves, as prior to Persona 5 Strikers, she was a shut-in who does not attend school and rarely, if ever, leaves her house.</text:p>
      <text:p text:style-name="P16">With a case of social anxiety bordering on agoraphobia developed from the trauma of losing her mother Wakaba Isshiki, combined with her generally introverted personality, Futaba is strongly uncomfortable with going outside.</text:p>
      <text:p text:style-name="P16">Futaba begins to change after meeting the protagonist and the other Phantom Thieves, as she begins to practice opening up and challenging her own boundaries. Beneath her anxiety, Futaba has a childish side and enjoys teasing her friends.</text:p>
      <text:h text:style-name="P40" text:outline-level="2"><text:soft-page-break/>Haru</text:h>
      <text:p text:style-name="P17">Haru Okumura is a playable character from Persona 5. She is a wealthy girl who attends Shujin Academy, and lives a double life as a Phantom Thief. She is the only daughter of Kunikazu Okumura, the Thieves' fifth major target.</text:p>
      <text:p text:style-name="P17">Haru is generally very shy and reserved. At school, she is viewed as eccentric due to her tendency to keep to herself and avoid contact with others as much as possible. She has serious trust issues, finding it difficult to differentiate between who truly values her as a friend, and who merely wants to use her for her family's status.</text:p>
      <text:p text:style-name="P17">Regardless, Haru is mature, level-headed, and kind in almost every way. She is also described to be very feminine, as pointed out by Ann. She enjoys helping the Phantom Thieves, as she becomes delighted when she learns that her hobby of vegetable-growing can prove useful to the group's activities.</text:p>
      <text:h text:style-name="P41" text:outline-level="2">Goro</text:h>
      <text:p text:style-name="P18">Goro Akechi is a playable character from Persona 5. He is touted by his fans and the media as the second coming of the detective prince (after the first appeared in Persona 4), and is investigating the mysterious Phantom Thieves of Hearts case sensationalizing Japan.</text:p>
      <text:p text:style-name="P18">In public and with all of his relations, Akechi appears to be well-mannered, friendly, humble and charismatic. His achievement of being a high-school detective, coupled with his handsome features, makes him highly popular among the general public and he is commented to be "The Second Coming of the Detective Pri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ubik" svg:font-family="rubik,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22:28:43.945532796</meta:creation-date>
    <meta:generator>LibreOffice/7.4.3.2$Linux_X86_64 LibreOffice_project/40$Build-2</meta:generator>
    <dc:date>2023-01-05T20:36:53.185335073</dc:date>
    <meta:editing-duration>PT1H50M27S</meta:editing-duration>
    <meta:editing-cycles>30</meta:editing-cycles>
    <meta:document-statistic meta:table-count="0" meta:image-count="0" meta:object-count="0" meta:page-count="11" meta:paragraph-count="100" meta:word-count="3246" meta:character-count="19048" meta:non-whitespace-character-count="15899"/>
  </office:meta>
</office:document-meta>
</file>